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77f3" officeooo:paragraph-rsid="000977f3"/>
    </style:style>
    <style:style style:name="P2" style:family="paragraph" style:parent-style-name="Standard">
      <style:text-properties officeooo:rsid="000a4901" officeooo:paragraph-rsid="000a4901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erprocess Synchronization</text:span></text:p>
      <text:p text:style-name="P1"><text:span text:style-name="T2"/></text:p>
      <text:p text:style-name="P2"><text:span text:style-name="T2">1.</text:span></text:p>
      <text:p text:style-name="P2"><text:span text:style-name="T2"/></text:p>
      <text:p text:style-name="P2"><text:span text:style-name="T2">2.</text:span></text:p>
      <text:p text:style-name="P1"/>
      <text:p text:style-name="P1">I identique au début</text:p>
      <text:p text:style-name="P1"/>
      <text:p text:style-name="P1">I = 65 dans les deux cas.</text:p>
      <text:p text:style-name="P1"/>
      <text:p text:style-name="P1">Dans un cas I = 65</text:p>
      <text:p text:style-name="P1">L’autre I = 66</text:p>
      <text:p text:style-name="P1"/>
      <text:p text:style-name="P1">Le problème vient du fait que les deux processus sont exécutés en // et c’est donc le der qui va terminer qui va allouer sa valeur à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0:46:42.117778885</meta:creation-date>
    <dc:date>2019-11-19T00:49:33.176900956</dc:date>
    <meta:editing-duration>PT2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3" meta:character-count="244" meta:non-whitespace-character-count="199"/>
  </office:meta>
</office:document-meta>
</file>